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ebondGrotesque-Bold" svg:font-family="RebondGrotesque-Bold" style:font-family-generic="swiss"/>
    <style:font-face style:name="RebondGrotesque-Bold-SC700" svg:font-family="RebondGrotesque-Bold-SC700" style:font-family-generic="swiss"/>
    <style:font-face style:name="RebondGrotesque-Italic" svg:font-family="RebondGrotesque-Italic" style:font-family-generic="swiss"/>
    <style:font-face style:name="RebondGrotesque-Regular" svg:font-family="RebondGrotesque-Regular" style:font-family-generic="swiss"/>
    <style:font-face style:name="RebondGrotesque-Regular-SC700" svg:font-family="RebondGrotesque-Regular-SC700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6cm"/>
    </style:style>
    <style:style style:name="co3" style:family="table-column">
      <style:table-column-properties fo:break-before="auto" style:column-width="14.106cm"/>
    </style:style>
    <style:style style:name="co4" style:family="table-column">
      <style:table-column-properties fo:break-before="auto" style:column-width="12.589cm"/>
    </style:style>
    <style:style style:name="co5" style:family="table-column">
      <style:table-column-properties fo:break-before="auto" style:column-width="12.248cm"/>
    </style:style>
    <style:style style:name="co6" style:family="table-column">
      <style:table-column-properties fo:break-before="auto" style:column-width="14.905cm"/>
    </style:style>
    <style:style style:name="co7" style:family="table-column">
      <style:table-column-properties fo:break-before="auto" style:column-width="13.4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RebondGrotesque-Italic" style:font-size-asian="10pt" style:language-asian="none" style:country-asian="none" style:font-style-asian="italic" style:font-weight-asian="normal" style:font-name-complex="RebondGrotesque-Italic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ebondGrotesque-Regular-SC700" style:font-size-asian="10pt" style:language-asian="none" style:country-asian="none" style:font-style-asian="normal" style:font-weight-asian="normal" style:font-name-complex="RebondGrotesque-Regular-SC700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424b8d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424b8d" style:text-outline="false" style:text-line-through-style="none" style:text-line-through-type="none" style:font-name="RebondGrotesque-Italic" fo:font-size="8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RebondGrotesque-Italic" style:font-size-asian="8pt" style:language-asian="none" style:country-asian="none" style:font-style-asian="italic" style:font-weight-asian="normal" style:font-name-complex="RebondGrotesque-Italic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424b8d" style:text-outline="false" style:text-line-through-style="none" style:text-line-through-type="none" style:font-name="RebondGrotesque-Regula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ebondGrotesque-Regular" style:font-size-asian="8pt" style:language-asian="none" style:country-asian="none" style:font-style-asian="normal" style:font-weight-asian="normal" style:font-name-complex="RebondGrotesque-Regular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RebondGrotesque-Italic" style:font-size-asian="10pt" style:language-asian="none" style:country-asian="none" style:font-style-asian="italic" style:font-weight-asian="normal" style:font-name-complex="RebondGrotesque-Italic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424b8d" style:text-outline="false" style:text-line-through-style="none" style:text-line-through-type="none" style:font-name="RebondGrotesque-Regular-SC700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ebondGrotesque-Regular-SC700" style:language-asian="none" style:country-asian="none" style:font-style-asian="normal" style:font-weight-asian="normal" style:font-name-complex="RebondGrotesque-Regular-SC700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8" office:value-type="string" calcext:value-type="string">
            <text:p>1PV</text:p>
          </table:table-cell>
          <table:table-cell table:style-name="ce8" office:value-type="string" calcext:value-type="string">
            <text:p>2PV</text:p>
          </table:table-cell>
          <table:table-cell table:style-name="ce8" office:value-type="string" calcext:value-type="string">
            <text:p>3PV</text:p>
          </table:table-cell>
          <table:table-cell table:style-name="ce8" office:value-type="string" calcext:value-type="string">
            <text:p>4PV</text:p>
          </table:table-cell>
          <table:table-cell table:style-name="ce8" office:value-type="string" calcext:value-type="string">
            <text:p>5PV</text:p>
          </table:table-cell>
          <table:table-cell table:style-name="ce8" office:value-type="string" calcext:value-type="string">
            <text:p>6PV</text:p>
          </table:table-cell>
        </table:table-row>
        <table:table-row table:style-name="ro1">
          <table:table-cell table:style-name="ce2" office:value-type="string" calcext:value-type="string">
            <text:p>3-9</text:p>
          </table:table-cell>
          <table:table-cell table:style-name="ce8" office:value-type="string" calcext:value-type="string">
            <text:p>Épée (d6), Pistolet (d6), Armure moderne. Percevoir les êtres maléfiques à proximité.</text:p>
          </table:table-cell>
          <table:table-cell table:style-name="ce9" office:value-type="string" calcext:value-type="string">
            <text:p>Mousquet (d8 e), Épée (d6), Grenade aveuglante. Détecter les Arcana à proximité. </text:p>
          </table:table-cell>
          <table:table-cell table:style-name="ce9" office:value-type="string" calcext:value-type="string">
            <text:p>Mousquet (d8 e), Massue (d6). Immunité à la chaleur et au froid extrêmes.</text:p>
          </table:table-cell>
          <table:table-cell table:style-name="ce8" office:value-type="string" calcext:value-type="string">
            <text:p>Pistolet (d6), couteau (d6). Télépathie si la cible échoue à son jet de vol. </text:p>
          </table:table-cell>
          <table:table-cell table:style-name="ce8" office:value-type="string" calcext:value-type="string">
            <text:p>Arquebuse (d8 e), Hache (d6), Chien bâtard. Les rêves montrent des endroits inconnus.</text:p>
          </table:table-cell>
          <table:table-cell table:style-name="ce8" office:value-type="string" calcext:value-type="string">
            <text:p>Mousquet (d8 e), Hachette (d6), Grenade aveuglante, Arcanum. Membre en fer.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Fusil (d8 e), Baïonnette (d6), Briquet, Arcanum. </text:p>
          </table:table-cell>
          <table:table-cell table:style-name="ce10" office:value-type="string" calcext:value-type="string">
            <text:p>Mousquet (d8 e), Hachette (d6), Faucon, Arcanum. </text:p>
          </table:table-cell>
          <table:table-cell table:style-name="ce11" office:value-type="string" calcext:value-type="string">
            <text:p>Mousquet (d8 e), Gants de protection, Arcanum. </text:p>
          </table:table-cell>
          <table:table-cell table:style-name="ce8" office:value-type="string" calcext:value-type="string">
            <text:p>Claymore (d8 e), Pistolet (d6), 2 flacons d’acide, Arcanum. </text:p>
          </table:table-cell>
          <table:table-cell table:style-name="ce8" office:value-type="string" calcext:value-type="string">
            <text:p>Pistolets (d8 e), Fil de fer, Grappin, Arcanum. </text:p>
          </table:table-cell>
          <table:table-cell table:style-name="ce8" office:value-type="string" calcext:value-type="string">
            <text:p>Fusil (d8 e), Masse (d6), Aigle, Poison.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Fusil (d8 e), Armure moderne, Chien, Arcanum. </text:p>
          </table:table-cell>
          <table:table-cell table:style-name="ce8" office:value-type="string" calcext:value-type="string">
            <text:p>Hachette (d6), Pistolet (d6), Cisailles, Arcanum.</text:p>
          </table:table-cell>
          <table:table-cell table:style-name="ce10" office:value-type="string" calcext:value-type="string">
            <text:p>Mousquet (d8 e), Maillet, Billes, Chapeau fantaisie, Arcanum. </text:p>
          </table:table-cell>
          <table:table-cell table:style-name="ce8" office:value-type="string" calcext:value-type="string">
            <text:p>Mousquet (d8 e), Baïonnette (d6), Chien bâtard avec lien télépathique. </text:p>
          </table:table-cell>
          <table:table-cell table:style-name="ce8" office:value-type="string" calcext:value-type="string">
            <text:p>Machette (d6), Pistolet (d8 e), Perroquet parlant. Insomniaque. </text:p>
          </table:table-cell>
          <table:table-cell table:style-name="ce8" office:value-type="string" calcext:value-type="string">
            <text:p>Massue (d6), 3 bombes, Fusée. Vision dans l’obscurité.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Massue (d6), Couteaux de lancer, Arcanum. </text:p>
          </table:table-cell>
          <table:table-cell table:style-name="ce8" office:value-type="string" calcext:value-type="string">
            <text:p>Mousquet (d8 b), Mule, Arcanum. </text:p>
          </table:table-cell>
          <table:table-cell table:style-name="ce10" office:value-type="string" calcext:value-type="string">
            <text:p>Pioche (d6), menottes, Arcanum. </text:p>
          </table:table-cell>
          <table:table-cell table:style-name="ce8" office:value-type="string" calcext:value-type="string">
            <text:p>Pistolet (d6), fusée. Immunité aux toxines. </text:p>
          </table:table-cell>
          <table:table-cell table:style-name="ce8" office:value-type="string" calcext:value-type="string">
            <text:p>Harpon (d8 e), Bâton (d6), Acide. Légèrement magnétique.</text:p>
          </table:table-cell>
          <table:table-cell table:style-name="ce8" office:value-type="string" calcext:value-type="string">
            <text:p>Maillet (d8 e), Dague (d6), Chaîne.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Pistolet (d6), Éther, Poison, Arcanum. </text:p>
          </table:table-cell>
          <table:table-cell table:style-name="ce8" office:value-type="string" calcext:value-type="string">
            <text:p>Épée (d6), Pistolet (d6), Armure grossière. </text:p>
          </table:table-cell>
          <table:table-cell table:style-name="ce8" office:value-type="string" calcext:value-type="string">
            <text:p>Pistolet (d6), Bombe fumigène, Mouton, Pelle. </text:p>
          </table:table-cell>
          <table:table-cell table:style-name="ce8" office:value-type="string" calcext:value-type="string">
            <text:p>Mousquet (d8 e), Bélier portatif, Jeu. </text:p>
          </table:table-cell>
          <table:table-cell table:style-name="ce8" office:value-type="string" calcext:value-type="string">
            <text:p>Cisailles, Arquebuse (d8 e), Violon. </text:p>
          </table:table-cell>
          <table:table-cell table:style-name="ce8" office:value-type="string" calcext:value-type="string">
            <text:p>Hache longue (d8 e), Rhum, Bombe.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Canne (d6), Acide, Longue-vue, Arcanum. </text:p>
          </table:table-cell>
          <table:table-cell table:style-name="ce8" office:value-type="string" calcext:value-type="string">
            <text:p>Pistolet (d6), Cloche, Fil d’acier, Bombe fumigène. </text:p>
          </table:table-cell>
          <table:table-cell table:style-name="ce8" office:value-type="string" calcext:value-type="string">
            <text:p>Hache longue (d8 e), Haches de lancer, Huile inflammable. </text:p>
          </table:table-cell>
          <table:table-cell table:style-name="ce8" office:value-type="string" calcext:value-type="string">
            <text:p>Pistolet (d6), Scie, Piège à animaux, Longue-vue.</text:p>
          </table:table-cell>
          <table:table-cell table:style-name="ce8" office:value-type="string" calcext:value-type="string">
            <text:p>Pistolet (d6), Graisse, Foret à main, Tambour. </text:p>
          </table:table-cell>
          <table:table-cell table:style-name="ce8" office:value-type="string" calcext:value-type="string">
            <text:p>Dague (d6), Huile inflammable, Miroir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Paire de pistolets (d8 e), Canari, Éther. </text:p>
          </table:table-cell>
          <table:table-cell table:style-name="ce8" office:value-type="string" calcext:value-type="string">
            <text:p>Hache longue (d8 e), Furet, Huile inflammable. </text:p>
          </table:table-cell>
          <table:table-cell table:style-name="ce8" office:value-type="string" calcext:value-type="string">
            <text:p>Massue (d6), Éther, Pied-de-biche, Flûte.</text:p>
          </table:table-cell>
          <table:table-cell table:style-name="ce8" office:value-type="string" calcext:value-type="string">
            <text:p>Arc (d6 E), Couteau (d6), Fusée, Huile inflammable. </text:p>
          </table:table-cell>
          <table:table-cell table:style-name="ce8" office:value-type="string" calcext:value-type="string">
            <text:p>Épée et dague (d8 e), Loupe. Borgne. </text:p>
          </table:table-cell>
          <table:table-cell table:style-name="ce1" office:value-type="string" calcext:value-type="string">
            <text:p>Pistolet (d6), couteau (d6), Bombe, Scie.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Mousquet (d8 e), Montre de poche, Bombe. </text:p>
          </table:table-cell>
          <table:table-cell table:style-name="ce8" office:value-type="string" calcext:value-type="string">
            <text:p>Bâton (d6 e), Pince, Colle. </text:p>
          </table:table-cell>
          <table:table-cell table:style-name="ce8" office:value-type="string" calcext:value-type="string">
            <text:p>Hachette (d6), Filet, Huile inflammable. Visage brûlé.</text:p>
          </table:table-cell>
          <table:table-cell table:style-name="ce8" office:value-type="string" calcext:value-type="string">
            <text:p>Pistolet (d6), Fouet (d6), Cigares. Borgne. </text:p>
          </table:table-cell>
          <table:table-cell table:style-name="ce8" office:value-type="string" calcext:value-type="string">
            <text:p>Pistolet (d6), Acide, Répulsif pour animaux. Prothèse de main.</text:p>
          </table:table-cell>
          <table:table-cell table:style-name="ce2" office:value-type="string" calcext:value-type="string">
            <text:p>Pistolet (d6), Bombe, Pelle. Yeux lumineux.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Hallebarde (d8 e), Faux pistolet. Poumon artificiel.</text:p>
          </table:table-cell>
          <table:table-cell table:style-name="ce8" office:value-type="string" calcext:value-type="string">
            <text:p>Pistolet (d6), Filet, Trompette, Prothèse de jambe.</text:p>
          </table:table-cell>
          <table:table-cell table:style-name="ce8" office:value-type="string" calcext:value-type="string">
            <text:p>Massue (d6), Peinture, Pied de biche. Respiration sifflante.</text:p>
          </table:table-cell>
          <table:table-cell table:style-name="ce8" office:value-type="string" calcext:value-type="string">
            <text:p>Mousquet (d8 e), Accordéon. Anosmique. </text:p>
          </table:table-cell>
          <table:table-cell table:style-name="ce8" office:value-type="string" calcext:value-type="string">
            <text:p>Épée (d6), Fil de fer. Vilaine mutation. </text:p>
          </table:table-cell>
          <table:table-cell table:style-name="ce3" office:value-type="string" calcext:value-type="string">
            <text:p>Bâton (d6 e), Couteaux de lancer (d6).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Lacet étrangleur (d6), Mousquet (d8 e). Muet. </text:p>
          </table:table-cell>
          <table:table-cell table:style-name="ce8" office:value-type="string" calcext:value-type="string">
            <text:p>Pistolet (d6), graisse, scie à métaux. Manchot. </text:p>
          </table:table-cell>
          <table:table-cell table:style-name="ce8" office:value-type="string" calcext:value-type="string">
            <text:p>Pistolet (d6), Cigares, Poison. Fugitif. </text:p>
          </table:table-cell>
          <table:table-cell table:style-name="ce8" office:value-type="string" calcext:value-type="string">
            <text:p>Épée (d6), Bouclier. Analphabète.</text:p>
          </table:table-cell>
          <table:table-cell table:style-name="ce8" office:value-type="string" calcext:value-type="string">
            <text:p>Épée (d6), Furet, Vêtements en lambeaux.</text:p>
          </table:table-cell>
          <table:table-cell table:style-name="ce2" office:value-type="string" calcext:value-type="string">
            <text:p>Dette (3G). Masse (d6), Pigeon. Défiguré.</text:p>
          </table:table-cell>
        </table:table-row>
        <table:table-row table:style-name="ro1">
          <table:table-cell table:number-columns-repeated="6"/>
          <table:table-cell table:style-name="ce6"/>
        </table:table-row>
        <table:table-row table:style-name="ro1">
          <table:table-cell table:style-name="ce6"/>
          <table:table-cell table:number-columns-repeated="5"/>
          <table:table-cell table:style-name="ce5"/>
        </table:table-row>
        <table:table-row table:style-name="ro1">
          <table:table-cell table:number-columns-repeated="6"/>
          <table:table-cell table:style-name="ce6"/>
        </table:table-row>
        <table:table-row table:style-name="ro1">
          <table:table-cell table:style-name="ce6"/>
          <table:table-cell table:number-columns-repeated="5"/>
          <table:table-cell table:style-name="ce5"/>
        </table:table-row>
        <table:table-row table:style-name="ro1">
          <table:table-cell table:style-name="ce7"/>
          <table:table-cell table:number-columns-repeated="5"/>
          <table:table-cell table:style-name="ce6"/>
        </table:table-row>
        <table:table-row table:style-name="ro1">
          <table:table-cell table:number-columns-repeated="6"/>
          <table:table-cell table:style-name="ce12"/>
        </table:table-row>
        <table:table-row table:style-name="ro1">
          <table:table-cell table:number-columns-repeated="6"/>
          <table:table-cell table:style-name="ce5"/>
        </table:table-row>
        <table:table-row table:style-name="ro1">
          <table:table-cell table:style-name="ce7"/>
          <table:table-cell table:number-columns-repeated="5"/>
          <table:table-cell table:style-name="ce6"/>
        </table:table-row>
        <table:table-row table:style-name="ro1">
          <table:table-cell table:number-columns-repeated="6"/>
          <table:table-cell table:style-name="ce5"/>
        </table:table-row>
        <table:table-row table:style-name="ro1">
          <table:table-cell table:number-columns-repeated="6"/>
          <table:table-cell table:style-name="ce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ce7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ce7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style-name="ce7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ce7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style-name="ce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ebondGrotesque-Bold" svg:font-family="RebondGrotesque-Bold" style:font-family-generic="swiss"/>
    <style:font-face style:name="RebondGrotesque-Bold-SC700" svg:font-family="RebondGrotesque-Bold-SC700" style:font-family-generic="swiss"/>
    <style:font-face style:name="RebondGrotesque-Italic" svg:font-family="RebondGrotesque-Italic" style:font-family-generic="swiss"/>
    <style:font-face style:name="RebondGrotesque-Regular" svg:font-family="RebondGrotesque-Regular" style:font-family-generic="swiss"/>
    <style:font-face style:name="RebondGrotesque-Regular-SC700" svg:font-family="RebondGrotesque-Regular-SC700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7:21:24.242000000</meta:creation-date>
    <dc:date>2024-02-23T12:49:42.439000000</dc:date>
    <meta:editing-duration>PT19H28M18S</meta:editing-duration>
    <meta:editing-cycles>1</meta:editing-cycles>
    <meta:document-statistic meta:table-count="1" meta:cell-count="76" meta:object-count="0"/>
    <meta:generator>LibreOffice/7.5.7.1.M1$Windows_X86_64 LibreOffice_project/9d4bf91ba30c991aaed3b97dd4173f7705c6b5ae</meta:generator>
  </office:meta>
</office:document-meta>
</file>